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rtlebot3_bringup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urtlebot3_robot.laun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urtlebot3_core.launc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ossserial_python serial_node.py</text:p>
          </table:table-cell>
          <table:table-cell table:number-columns-repeated="3"/>
          <table:table-cell office:value-type="string" calcext:value-type="string">
            <text:p>not found in P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rtlebot3_lidar.launc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/base_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ls_lfcd_lds_driver hlds_laser_publisher.cpp</text:p>
          </table:table-cell>
          <table:table-cell table:number-columns-repeated="3"/>
          <table:table-cell office:value-type="string" calcext:value-type="string">
            <text:p>not found in PC</text:p>
          </table:table-cell>
          <table:table-cell/>
          <table:table-cell office:value-type="string" calcext:value-type="string">
            <text:p>sensor_msgs/laser_scan pub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tlebot3_diagnostics.cpp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urtlebot3_remote.launch</text:p>
          </table:table-cell>
          <table:table-cell table:number-columns-repeated="5"/>
          <table:table-cell office:value-type="string" calcext:value-type="string">
            <text:p>description+robotpubli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ription.launch.xm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affle_pi mode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obot_state_publisher robot_state_publisher.cpp</text:p>
          </table:table-cell>
          <table:table-cell table:number-columns-repeated="4"/>
          <table:table-cell office:value-type="string" calcext:value-type="string">
            <text:p>not found in PC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rtlebot3_teleo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urtlebot3_teleop_key.laun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urtlebot3_teleop_key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rtlebot3_sla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urtlebot3_slam.laun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r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del</text:p>
          </table:table-cell>
          <table:table-cell office:value-type="string" calcext:value-type="string">
            <text:p>waffle_p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lam_methods</text:p>
          </table:table-cell>
          <table:table-cell office:value-type="string" calcext:value-type="string">
            <text:p>gmappin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nfiguration_basename</text:p>
          </table:table-cell>
          <table:table-cell office:value-type="string" calcext:value-type="string">
            <text:p>turtlebot3_lds_2d.lu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pen_rviz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urtlebot3_remote.launc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rtlebot3_gmapping.launc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rtlebot3_gmapping.rviz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rtlebot3_navigati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urtlebot3_navigation.laun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urtlebot3_remote.launc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p_server map_serv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cl.launc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_base.launc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ve_base move_base</text:p>
          </table:table-cell>
          <table:table-cell table:number-columns-repeated="3"/>
          <table:table-cell office:value-type="string" calcext:value-type="string">
            <text:p>publish desired cmd_ve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rtlebot3_navigation.rviz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rtlebot3_bringup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urtlebot3_rpicamera.laun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aspicam_node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urtlebot3_realsense.laun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alsense_camera r200_nodelet.default.launch</text:p>
          </table:table-cell>
          <table:table-cell table:number-columns-repeated="4"/>
          <table:table-cell office:value-type="string" calcext:value-type="string">
            <text:p>여기수정고고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ointcloud2는 어디서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00/00/00</text:date>, <text:time style:data-style-name="N2" text:time-value="17:47:49.62242336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3:22:42.511049959</meta:creation-date>
    <dc:date>2019-07-29T17:51:39.074895685</dc:date>
    <meta:editing-duration>PT28M29S</meta:editing-duration>
    <meta:editing-cycles>7</meta:editing-cycles>
    <meta:generator>LibreOffice/5.1.6.2$Linux_X86_64 LibreOffice_project/10m0$Build-2</meta:generator>
    <meta:document-statistic meta:table-count="1" meta:cell-count="50" meta:object-count="0"/>
  </office:meta>
</office:document-meta>
</file>